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1f1f1f"/>
      <style:paragraph-properties fo:line-height="135%" fo:background-color="#1f1f1f"/>
    </style:style>
    <style:style style:name="P2" style:family="paragraph" style:parent-style-name="Standard">
      <loext:graphic-properties draw:fill="solid" draw:fill-color="#1f1f1f"/>
      <style:paragraph-properties fo:line-height="135%" fo:background-color="#1f1f1f"/>
      <style:text-properties fo:color="#cccccc" style:font-name="Courier New" fo:font-size="10.5pt" style:font-name-asian="Courier New1" style:font-size-asian="10.5pt" style:font-name-complex="Courier New1" style:font-size-complex="10.5pt"/>
    </style:style>
    <style:style style:name="P3" style:family="paragraph" style:parent-style-name="Standard" style:master-page-name="Standard">
      <loext:graphic-properties draw:fill="solid" draw:fill-color="#1f1f1f"/>
      <style:paragraph-properties fo:line-height="135%" style:page-number="1" fo:background-color="#1f1f1f"/>
    </style:style>
    <style:style style:name="T1" style:family="text">
      <style:text-properties fo:color="#6a9955" style:font-name="Courier New" fo:font-size="10.5pt" style:font-name-asian="Courier New1" style:font-size-asian="10.5pt" style:font-name-complex="Courier New1" style:font-size-complex="10.5pt"/>
    </style:style>
    <style:style style:name="T2" style:family="text">
      <style:text-properties fo:color="#808080" style:font-name="Courier New" fo:font-size="10.5pt" style:font-name-asian="Courier New1" style:font-size-asian="10.5pt" style:font-name-complex="Courier New1" style:font-size-complex="10.5pt"/>
    </style:style>
    <style:style style:name="T3" style:family="text">
      <style:text-properties fo:color="#569cd6" style:font-name="Courier New" fo:font-size="10.5pt" style:font-name-asian="Courier New1" style:font-size-asian="10.5pt" style:font-name-complex="Courier New1" style:font-size-complex="10.5pt"/>
    </style:style>
    <style:style style:name="T4" style:family="text">
      <style:text-properties fo:color="#cccccc" style:font-name="Courier New" fo:font-size="10.5pt" style:font-name-asian="Courier New1" style:font-size-asian="10.5pt" style:font-name-complex="Courier New1" style:font-size-complex="10.5pt"/>
    </style:style>
    <style:style style:name="T5" style:family="text">
      <style:text-properties fo:color="#9cdcfe" style:font-name="Courier New" fo:font-size="10.5pt" style:font-name-asian="Courier New1" style:font-size-asian="10.5pt" style:font-name-complex="Courier New1" style:font-size-complex="10.5pt"/>
    </style:style>
    <style:style style:name="T6" style:family="text">
      <style:text-properties fo:color="#ce9178" style:font-name="Courier New" fo:font-size="10.5pt" style:font-name-asian="Courier New1" style:font-size-asian="10.5pt" style:font-name-complex="Courier New1" style:font-size-complex="10.5pt"/>
    </style:style>
    <style:style style:name="T7" style:family="text">
      <style:text-properties fo:color="#f44747" style:font-name="Courier New" fo:font-size="10.5pt" style:font-name-asian="Courier New1" style:font-size-asian="10.5pt" style:font-name-complex="Courier New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t;!-- 1.Build a simple webpage that display text as show in the below image. --&gt;</text:span></text:p>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text formatting</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p</text:span><text:span text:style-name="T2">&gt;</text:span></text:p>
      <text:p text:style-name="P1"><text:span text:style-name="T4"><text:s text:c="4"/></text:span><text:span text:style-name="T2">&lt;</text:span><text:span text:style-name="T3">b</text:span><text:span text:style-name="T2">&gt;</text:span><text:span text:style-name="T4">This text will be bolded</text:span><text:span text:style-name="T2">&lt;/</text:span><text:span text:style-name="T3">b</text:span><text:span text:style-name="T2">&gt;</text:span></text:p>
      <text:p text:style-name="P1"><text:span text:style-name="T2">&lt;/</text:span><text:span text:style-name="T3">p</text:span><text:span text:style-name="T2">&gt;</text:span></text:p>
      <text:p text:style-name="P1"><text:span text:style-name="T2">&lt;</text:span><text:span text:style-name="T3">P</text:span><text:span text:style-name="T2">&gt;</text:span></text:p>
      <text:p text:style-name="P1"><text:span text:style-name="T4"><text:s text:c="4"/></text:span><text:span text:style-name="T2">&lt;</text:span><text:span text:style-name="T3">i</text:span><text:span text:style-name="T2">&gt;</text:span><text:span text:style-name="T4">This text will be italic</text:span><text:span text:style-name="T2">&lt;/</text:span><text:span text:style-name="T3">i</text:span><text:span text:style-name="T2">&gt;</text:span></text:p>
      <text:p text:style-name="P1"><text:span text:style-name="T2">&lt;/</text:span><text:span text:style-name="T3">P</text:span><text:span text:style-name="T2">&gt;</text:span></text:p>
      <text:p text:style-name="P1"><text:span text:style-name="T1">&lt;!-- &lt;P&gt;&lt;u&gt;This text will be underlined&lt;/u&gt;&lt;/P&gt; --&gt;</text:span></text:p>
      <text:p text:style-name="P1"><text:span text:style-name="T2">&lt;</text:span><text:span text:style-name="T3">p</text:span><text:span text:style-name="T2">&gt;</text:span></text:p>
      <text:p text:style-name="P1"><text:span text:style-name="T4"><text:s text:c="4"/></text:span><text:span text:style-name="T2">&lt;</text:span><text:span text:style-name="T3">ins</text:span><text:span text:style-name="T2">&gt;</text:span><text:span text:style-name="T4">This text will be underlined</text:span><text:span text:style-name="T2">&lt;/</text:span><text:span text:style-name="T3">ins</text:span><text:span text:style-name="T2">&gt;</text:span></text:p>
      <text:p text:style-name="P1"><text:span text:style-name="T2">&lt;/</text:span><text:span text:style-name="T3">p</text:span><text:span text:style-name="T2">&gt;</text:span></text:p>
      <text:p text:style-name="P1"><text:span text:style-name="T2">&lt;</text:span><text:span text:style-name="T3">p</text:span><text:span text:style-name="T2">&gt;</text:span></text:p>
      <text:p text:style-name="P1"><text:soft-page-break/><text:span text:style-name="T4"><text:s text:c="4"/></text:span><text:span text:style-name="T2">&lt;</text:span><text:span text:style-name="T3">mark</text:span><text:span text:style-name="T2">&gt;</text:span><text:span text:style-name="T4">This text will be highlighted</text:span><text:span text:style-name="T2">&lt;/</text:span><text:span text:style-name="T3">mark</text:span><text:span text:style-name="T2">&gt;</text:span></text:p>
      <text:p text:style-name="P1"><text:span text:style-name="T2">&lt;/</text:span><text:span text:style-name="T3">p</text:span><text:span text:style-name="T2">&gt;</text:span></text:p>
      <text:p text:style-name="P1"><text:span text:style-name="T2">&lt;</text:span><text:span text:style-name="T3">P</text:span><text:span text:style-name="T2">&gt;</text:span><text:span text:style-name="T4">This is normal text </text:span><text:span text:style-name="T2">&lt;</text:span><text:span text:style-name="T3">sup</text:span><text:span text:style-name="T2">&gt;</text:span><text:span text:style-name="T4">thish will be super scripted</text:span><text:span text:style-name="T2">&lt;/</text:span><text:span text:style-name="T3">sup</text:span><text:span text:style-name="T2">&gt;</text:span><text:span text:style-name="T4">This is normal again</text:span><text:span text:style-name="T2">&lt;/</text:span><text:span text:style-name="T3">P</text:span><text:span text:style-name="T2">&gt;</text:span></text:p>
      <text:p text:style-name="P1"><text:span text:style-name="T2">&lt;</text:span><text:span text:style-name="T3">p</text:span><text:span text:style-name="T2">&gt;</text:span><text:span text:style-name="T4">this is normal taxt </text:span><text:span text:style-name="T2">&lt;</text:span><text:span text:style-name="T3">Sub</text:span><text:span text:style-name="T2">&gt;</text:span><text:span text:style-name="T4">This text will be subscripted</text:span><text:span text:style-name="T2">&lt;/</text:span><text:span text:style-name="T3">Sub</text:span><text:span text:style-name="T2">&gt;&lt;/</text:span><text:span text:style-name="T3">p</text:span><text:span text:style-name="T2">&gt;</text:span></text:p>
      <text:p text:style-name="P1"><text:span text:style-name="T2">&lt;</text:span><text:span text:style-name="T3">P</text:span><text:span text:style-name="T2">&gt;</text:span><text:span text:style-name="T4">Normal Text </text:span><text:span text:style-name="T2">&lt;</text:span><text:span text:style-name="T3">Small</text:span><text:span text:style-name="T2">&gt;</text:span><text:span text:style-name="T4">Small text</text:span><text:span text:style-name="T2">&lt;/</text:span><text:span text:style-name="T3">Small</text:span><text:span text:style-name="T2">&gt;&lt;/</text:span><text:span text:style-name="T3">P</text:span><text:span text:style-name="T2">&gt;</text:span></text:p>
      <text:p text:style-name="P1"><text:span text:style-name="T2">&lt;</text:span><text:span text:style-name="T3">P</text:span><text:span text:style-name="T2">&gt;&lt;</text:span><text:span text:style-name="T3">del</text:span><text:span text:style-name="T2">&gt;</text:span><text:span text:style-name="T4">This text will be deleted</text:span><text:span text:style-name="T2">&lt;/</text:span><text:span text:style-name="T3">del</text:span><text:span text:style-name="T2">&gt;&lt;/</text:span><text:span text:style-name="T3">P</text:span><text:span text:style-name="T2">&gt;</text:span></text:p>
      <text:p text:style-name="P1"><text:span text:style-name="T2">&lt;</text:span><text:span text:style-name="T3">body</text:span><text:span text:style-name="T2">&gt;</text:span></text:p>
      <text:p text:style-name="P1"><text:span text:style-name="T4"><text:s text:c="3"/></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Standard"/>
      <text:p text:style-name="Standard"/>
      <text:p text:style-name="P1"><text:span text:style-name="T1">&lt;!-- 2. Build a simple webpage that display the table as shown below. --&gt;</text:span></text:p>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Table</text:span><text:span text:style-name="T2">&lt;/</text:span><text:span text:style-name="T3">title</text:span><text:span text:style-name="T2">&gt;</text:span></text:p>
      <text:p text:style-name="P1"><text:soft-page-break/><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table</text:span><text:span text:style-name="T4"> </text:span><text:span text:style-name="T7">border</text:span><text:span text:style-name="T4">=</text:span><text:span text:style-name="T6">"1"</text:span><text:span text:style-name="T2">&gt;</text:span></text:p>
      <text:p text:style-name="P1"><text:span text:style-name="T4"><text:s text:c="8"/></text:span><text:span text:style-name="T2">&lt;</text:span><text:span text:style-name="T3">thead</text:span><text:span text:style-name="T2">&gt;</text:span></text:p>
      <text:p text:style-name="P1"><text:span text:style-name="T4"><text:s text:c="8"/></text:span><text:span text:style-name="T2">&lt;</text:span><text:span text:style-name="T3">tr</text:span><text:span text:style-name="T2">&gt;</text:span></text:p>
      <text:p text:style-name="P1"><text:span text:style-name="T4"><text:s text:c="12"/></text:span><text:span text:style-name="T2">&lt;</text:span><text:span text:style-name="T3">th</text:span><text:span text:style-name="T2">&gt;</text:span><text:span text:style-name="T4">SL No.</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Name</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Course</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Email</text:span><text:span text:style-name="T2">&lt;/</text:span><text:span text:style-name="T3">th</text:span><text:span text:style-name="T2">&gt;</text:span></text:p>
      <text:p text:style-name="P1"><text:span text:style-name="T4"><text:s text:c="8"/></text:span><text:span text:style-name="T2">&lt;/</text:span><text:span text:style-name="T3">tr</text:span><text:span text:style-name="T2">&gt;</text:span></text:p>
      <text:p text:style-name="P1"><text:span text:style-name="T4"><text:s text:c="4"/></text:span><text:span text:style-name="T2">&lt;/</text:span><text:span text:style-name="T3">thead</text:span><text:span text:style-name="T2">&gt;</text:span></text:p>
      <text:p text:style-name="P1"><text:span text:style-name="T4"><text:s text:c="4"/></text:span><text:span text:style-name="T2">&lt;</text:span><text:span text:style-name="T3">tbody</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1</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arav Sharm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FSWD</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arav.sharma@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2</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diya Patel</text:span><text:span text:style-name="T2">&lt;/</text:span><text:span text:style-name="T3">td</text:span><text:span text:style-name="T2">&gt;</text:span></text:p>
      <text:p text:style-name="P1"><text:soft-page-break/><text:span text:style-name="T4"><text:s text:c="8"/></text:span><text:span text:style-name="T2">&lt;</text:span><text:span text:style-name="T3">td</text:span><text:span text:style-name="T2">&gt;</text:span><text:span text:style-name="T4">FSDS</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diya.patel@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3</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ryan Singh</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DSA with JAV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ryan.singh@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4</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vni Gupt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FSWD</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vni.gupta@gmail.com</text:span><text:span text:style-name="T2">&lt;/</text:span><text:span text:style-name="T3">td</text:span><text:span text:style-name="T2">&gt;</text:span></text:p>
      <text:p text:style-name="P1"><text:span text:style-name="T4"><text:s text:c="8"/></text:span><text:span text:style-name="T2">&lt;</text:span><text:span text:style-name="T3">td</text:span><text:span text:style-name="T2">&gt;&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5</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Rohan Meht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FSDS</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rohan.mehta@gmail.com</text:span><text:span text:style-name="T2">&lt;/</text:span><text:span text:style-name="T3">td</text:span><text:span text:style-name="T2">&gt;</text:span></text:p>
      <text:p text:style-name="P1"><text:soft-page-break/><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6</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prisha verm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DSA with JAV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Prisha.verma@gmail.com</text:span><text:span text:style-name="T2">&lt;/</text:span><text:span text:style-name="T3">td</text:span><text:span text:style-name="T2">&gt;</text:span></text:p>
      <text:p text:style-name="P1"><text:span text:style-name="T4"><text:s text:c="7"/></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7</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rnav Choudhary</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FSWD</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arnav.choudhary@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pan text:style-name="T4"><text:s text:c="8"/></text:span><text:span text:style-name="T2">&lt;</text:span><text:span text:style-name="T3">td</text:span><text:span text:style-name="T2">&gt;</text:span><text:span text:style-name="T4">8</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Ishaan Patel</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FSDS</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ishaan.patel@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r</text:span><text:span text:style-name="T2">&gt;</text:span></text:p>
      <text:p text:style-name="P1"><text:soft-page-break/><text:span text:style-name="T4"><text:s text:c="8"/></text:span><text:span text:style-name="T2">&lt;</text:span><text:span text:style-name="T3">td</text:span><text:span text:style-name="T2">&gt;</text:span><text:span text:style-name="T4">9</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Siya Singh</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DSA with JAVA</text:span><text:span text:style-name="T2">&lt;/</text:span><text:span text:style-name="T3">td</text:span><text:span text:style-name="T2">&gt;</text:span></text:p>
      <text:p text:style-name="P1"><text:span text:style-name="T4"><text:s text:c="8"/></text:span><text:span text:style-name="T2">&lt;</text:span><text:span text:style-name="T3">td</text:span><text:span text:style-name="T2">&gt;</text:span><text:span text:style-name="T4">siya.singh@gmail.com</text:span><text:span text:style-name="T2">&lt;/</text:span><text:span text:style-name="T3">td</text:span><text:span text:style-name="T2">&gt;</text:span></text:p>
      <text:p text:style-name="P1"><text:span text:style-name="T4"><text:s text:c="4"/></text:span><text:span text:style-name="T2">&lt;/</text:span><text:span text:style-name="T3">tr</text:span><text:span text:style-name="T2">&gt;</text:span></text:p>
      <text:p text:style-name="P1"><text:span text:style-name="T4"><text:s text:c="4"/></text:span><text:span text:style-name="T2">&lt;/</text:span><text:span text:style-name="T3">tbody</text:span><text:span text:style-name="T2">&gt;</text:span></text:p>
      <text:p text:style-name="P1"><text:span text:style-name="T4"><text:s text:c="4"/></text:span><text:span text:style-name="T2">&lt;/</text:span><text:span text:style-name="T3">table</text:span><text:span text:style-name="T2">&gt;</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Standard"/>
      <text:p text:style-name="Standard"/>
      <text:p text:style-name="Standard"/>
      <text:p text:style-name="P1"/>
      <text:p text:style-name="P1"><text:span text:style-name="T1">&lt;!-- 3.Build a simple webpage that displays the table shown below. --&gt;</text:span></text:p>
      <text:p text:style-name="P2"/>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oft-page-break/><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2table Product</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table</text:span><text:span text:style-name="T4"> </text:span><text:span text:style-name="T7">border</text:span><text:span text:style-name="T4">=</text:span><text:span text:style-name="T6">"1"</text:span><text:span text:style-name="T2">&gt;</text:span></text:p>
      <text:p text:style-name="P1"><text:span text:style-name="T4"><text:s text:c="8"/></text:span><text:span text:style-name="T2">&lt;</text:span><text:span text:style-name="T3">thead</text:span><text:span text:style-name="T2">&gt;</text:span></text:p>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2">&gt;</text:span><text:span text:style-name="T4">Product</text:span><text:span text:style-name="T2">&lt;/</text:span><text:span text:style-name="T3">td</text:span><text:span text:style-name="T2">&gt;</text:span></text:p>
      <text:p text:style-name="P1"><text:span text:style-name="T4"><text:s text:c="16"/></text:span><text:span text:style-name="T2">&lt;</text:span><text:span text:style-name="T3">td</text:span><text:span text:style-name="T4"> </text:span><text:span text:style-name="T5">colspan</text:span><text:span text:style-name="T4">=</text:span><text:span text:style-name="T6">"3"</text:span><text:span text:style-name="T2">&gt;</text:span><text:span text:style-name="T4">Flavours &amp; Quantity</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1"><text:span text:style-name="T4"><text:s text:c="8"/></text:span><text:span text:style-name="T2">&lt;/</text:span><text:span text:style-name="T3">thead</text:span><text:span text:style-name="T2">&gt;</text:span></text:p>
      <text:p text:style-name="P1"><text:span text:style-name="T4"><text:s text:c="8"/></text:span><text:span text:style-name="T2">&lt;</text:span><text:span text:style-name="T3">tbody</text:span><text:span text:style-name="T2">&gt;</text:span></text:p>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4"> </text:span><text:span text:style-name="T5">colspan</text:span><text:span text:style-name="T4">=</text:span><text:span text:style-name="T6">"3"</text:span><text:span text:style-name="T2">&gt;</text:span><text:span text:style-name="T4">Dairy</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4"> </text:span><text:span text:style-name="T5">rowspan</text:span><text:span text:style-name="T4">=</text:span><text:span text:style-name="T6">"3"</text:span><text:span text:style-name="T2">&gt;</text:span><text:span text:style-name="T4">Ice Creams</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vanilla </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500g</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text:soft-page-break/></text:p>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2">&gt;</text:span><text:span text:style-name="T4">Chocolate</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250g</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2">&gt;</text:span><text:span text:style-name="T4">Butter Scotch</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1kg</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4"> </text:span><text:span text:style-name="T5">colspan</text:span><text:span text:style-name="T4">=</text:span><text:span text:style-name="T6">"3"</text:span><text:span text:style-name="T2">&gt;</text:span><text:span text:style-name="T4">Beverages</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4"> </text:span><text:span text:style-name="T5">rowspan</text:span><text:span text:style-name="T4">=</text:span><text:span text:style-name="T6">"3"</text:span><text:span text:style-name="T2">&gt;</text:span><text:span text:style-name="T4">Soda</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Cola</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0.5L</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oft-page-break/><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2">&gt;</text:span><text:span text:style-name="T4">Orange</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1L</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12"/></text:span><text:span text:style-name="T2">&lt;</text:span><text:span text:style-name="T3">tr</text:span><text:span text:style-name="T2">&gt;</text:span></text:p>
      <text:p text:style-name="P1"><text:span text:style-name="T4"><text:s text:c="16"/></text:span><text:span text:style-name="T2">&lt;</text:span><text:span text:style-name="T3">td</text:span><text:span text:style-name="T2">&gt;</text:span><text:span text:style-name="T4">Lime</text:span><text:span text:style-name="T2">&lt;/</text:span><text:span text:style-name="T3">td</text:span><text:span text:style-name="T2">&gt;</text:span></text:p>
      <text:p text:style-name="P1"><text:span text:style-name="T4"><text:s text:c="16"/></text:span><text:span text:style-name="T2">&lt;</text:span><text:span text:style-name="T3">td</text:span><text:span text:style-name="T2">&gt;</text:span><text:span text:style-name="T4">2L</text:span><text:span text:style-name="T2">&lt;/</text:span><text:span text:style-name="T3">td</text:span><text:span text:style-name="T2">&gt;</text:span></text:p>
      <text:p text:style-name="P1"><text:span text:style-name="T4"><text:s text:c="12"/></text:span><text:span text:style-name="T2">&lt;/</text:span><text:span text:style-name="T3">tr</text:span><text:span text:style-name="T2">&gt;</text:span></text:p>
      <text:p text:style-name="P2"/>
      <text:p text:style-name="P1"><text:span text:style-name="T4"><text:s text:c="8"/></text:span><text:span text:style-name="T2">&lt;/</text:span><text:span text:style-name="T3">tbody</text:span><text:span text:style-name="T2">&gt;</text:span></text:p>
      <text:p text:style-name="P1"><text:span text:style-name="T4"><text:s text:c="4"/></text:span><text:span text:style-name="T2">&lt;/</text:span><text:span text:style-name="T3">table</text:span><text:span text:style-name="T2">&gt;</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Standard"/>
      <text:p text:style-name="Standard"/>
      <text:p text:style-name="P1"/>
      <text:p text:style-name="P1"><text:span text:style-name="T1">&lt;!-- 4. Build a simple blog web page with 3 pages home, web development, and web design. Each page must contain hyperlinks to other pages in the top, a heading of the page topic and a paragraph of information. For home page you can add some information about yourself. --&gt;</text:span></text:p>
      <text:p text:style-name="P2"/>
      <text:p text:style-name="P2"/>
      <text:p text:style-name="P1"><text:soft-page-break/><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Home</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div</text:span><text:span text:style-name="T2">&gt;&lt;</text:span><text:span text:style-name="T3">a</text:span><text:span text:style-name="T4"> </text:span><text:span text:style-name="T5">href</text:span><text:span text:style-name="T4">=</text:span><text:span text:style-name="T6">"Home.html"</text:span><text:span text:style-name="T2">&gt;</text:span><text:span text:style-name="T4">Home</text:span><text:span text:style-name="T2">&lt;/</text:span><text:span text:style-name="T3">a</text:span><text:span text:style-name="T2">&gt;</text:span></text:p>
      <text:p text:style-name="P1"><text:span text:style-name="T4"><text:s text:c="8"/></text:span><text:span text:style-name="T2">&lt;</text:span><text:span text:style-name="T3">a</text:span><text:span text:style-name="T4"> </text:span><text:span text:style-name="T5">href</text:span><text:span text:style-name="T4">=</text:span><text:span text:style-name="T6">"Web development.html"</text:span><text:span text:style-name="T2">&gt;</text:span><text:span text:style-name="T4">Web development</text:span><text:span text:style-name="T2">&lt;/</text:span><text:span text:style-name="T3">a</text:span><text:span text:style-name="T2">&gt;</text:span></text:p>
      <text:p text:style-name="P1"><text:span text:style-name="T4"><text:s text:c="8"/></text:span><text:span text:style-name="T2">&lt;</text:span><text:span text:style-name="T3">a</text:span><text:span text:style-name="T4"> </text:span><text:span text:style-name="T5">href</text:span><text:span text:style-name="T4">=</text:span><text:span text:style-name="T6">"Web design.html"</text:span><text:span text:style-name="T2">&gt;</text:span><text:span text:style-name="T4">Web design</text:span><text:span text:style-name="T2">&lt;/</text:span><text:span text:style-name="T3">a</text:span><text:span text:style-name="T2">&gt;</text:span></text:p>
      <text:p text:style-name="P1"><text:span text:style-name="T4"><text:s text:c="4"/></text:span><text:span text:style-name="T2">&lt;/</text:span><text:span text:style-name="T3">div</text:span><text:span text:style-name="T2">&gt;</text:span></text:p>
      <text:p text:style-name="P1"><text:span text:style-name="T4"><text:s text:c="4"/></text:span><text:span text:style-name="T2">&lt;</text:span><text:span text:style-name="T3">div</text:span><text:span text:style-name="T2">&gt;</text:span></text:p>
      <text:p text:style-name="P1"><text:span text:style-name="T4"><text:s text:c="8"/></text:span><text:span text:style-name="T2">&lt;</text:span><text:span text:style-name="T3">h1</text:span><text:span text:style-name="T2">&gt;</text:span><text:span text:style-name="T4">PW Skills</text:span><text:span text:style-name="T2">&lt;/</text:span><text:span text:style-name="T3">h1</text:span><text:span text:style-name="T2">&gt;</text:span></text:p>
      <text:p text:style-name="P1"><text:span text:style-name="T4"><text:s text:c="8"/></text:span><text:span text:style-name="T2">&lt;</text:span><text:span text:style-name="T3">p</text:span><text:span text:style-name="T2">&gt;</text:span><text:span text:style-name="T4">Lorem ipsum dolor sit amet consectetur adipisicing elit. Qui error corrupti quam ea et nam corporis ut aperiam itaque voluptates.</text:span><text:span text:style-name="T2">&lt;/</text:span><text:span text:style-name="T3">p</text:span><text:span text:style-name="T2">&gt;</text:span></text:p>
      <text:p text:style-name="P1"><text:span text:style-name="T4"><text:s text:c="8"/></text:span><text:span text:style-name="T2">&lt;</text:span><text:span text:style-name="T3">P</text:span><text:span text:style-name="T2">&gt;</text:span><text:span text:style-name="T4">Lorem ipsum dolor sit amet consectetur adipisicing elit. Aut suscipit ipsam iusto amet voluptatibus necessitatibus sed blanditiis nobis, commodi, dignissimos natus quia quod nostrum. Quos exercitationem optio voluptatibus repudiandae totam voluptates, quibusdam officia iusto et corporis facere, nobis quod dolorum nihil laboriosam iure! Nisi reiciendis doloremque sapiente amet repellat eaque!</text:span><text:span text:style-name="T2">&lt;/</text:span><text:span text:style-name="T3">P</text:span><text:span text:style-name="T2">&gt;</text:span></text:p>
      <text:p text:style-name="P1"><text:span text:style-name="T4"><text:s text:c="4"/></text:span><text:span text:style-name="T2">&lt;/</text:span><text:span text:style-name="T3">div</text:span><text:span text:style-name="T2">&gt;</text:span></text:p>
      <text:p text:style-name="P1"><text:span text:style-name="T4"><text:s text:c="3"/></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text:soft-page-break/></text:p>
      <text:p text:style-name="Standard"/>
      <text:p text:style-name="P1"><text:span text:style-name="T1">&lt;!-- 5. Build a simple webpage that helps users navigate different web development-related websites. Note: On clicking the hyperlink the webpages should open in a new tab. Below is a reference image. --&gt;</text:span></text:p>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Navigate Me</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h1</text:span><text:span text:style-name="T2">&gt;</text:span><text:span text:style-name="T4">Navigate Me:</text:span><text:span text:style-name="T2">&lt;/</text:span><text:span text:style-name="T3">h1</text:span><text:span text:style-name="T2">&gt;</text:span></text:p>
      <text:p text:style-name="P1"><text:span text:style-name="T4"><text:s text:c="4"/></text:span><text:span text:style-name="T2">&lt;</text:span><text:span text:style-name="T3">p</text:span><text:span text:style-name="T2">&gt;</text:span><text:span text:style-name="T4">Take me to </text:span><text:span text:style-name="T2">&lt;</text:span><text:span text:style-name="T3">a</text:span><text:span text:style-name="T4"> </text:span><text:span text:style-name="T5">href</text:span><text:span text:style-name="T4">=</text:span><text:span text:style-name="T6">"https://www.pw.live/"</text:span><text:span text:style-name="T4"> </text:span><text:span text:style-name="T5">target</text:span><text:span text:style-name="T4">=</text:span><text:span text:style-name="T6">"_blank"</text:span><text:span text:style-name="T2">&gt;</text:span><text:span text:style-name="T4">PW Skills</text:span><text:span text:style-name="T2">&lt;/</text:span><text:span text:style-name="T3">a</text:span><text:span text:style-name="T2">&gt;</text:span><text:span text:style-name="T4"> to buy a Course.</text:span><text:span text:style-name="T2">&lt;/</text:span><text:span text:style-name="T3">p</text:span><text:span text:style-name="T2">&gt;</text:span></text:p>
      <text:p text:style-name="P1"><text:span text:style-name="T4"><text:s text:c="3"/></text:span></text:p>
      <text:p text:style-name="P1"><text:span text:style-name="T4"><text:s text:c="4"/></text:span><text:span text:style-name="T2">&lt;</text:span><text:span text:style-name="T3">p</text:span><text:span text:style-name="T2">&gt;</text:span><text:span text:style-name="T4">Take me to </text:span><text:span text:style-name="T2">&lt;</text:span><text:span text:style-name="T3">a</text:span><text:span text:style-name="T4"> </text:span><text:span text:style-name="T5">href</text:span><text:span text:style-name="T4">=</text:span><text:span text:style-name="T6">"https://developer.mozilla.org/"</text:span><text:span text:style-name="T4"> </text:span><text:span text:style-name="T5">target</text:span><text:span text:style-name="T4">=</text:span><text:span text:style-name="T6">"_blank"</text:span><text:span text:style-name="T2">&gt;</text:span><text:span text:style-name="T4">MDN docs</text:span><text:span text:style-name="T2">&lt;/</text:span><text:span text:style-name="T3">a</text:span><text:span text:style-name="T2">&gt;</text:span><text:span text:style-name="T4"> to know more aboute Web Development.</text:span><text:span text:style-name="T2">&lt;/</text:span><text:span text:style-name="T3">p</text:span><text:span text:style-name="T2">&gt;</text:span></text:p>
      <text:p text:style-name="P2"/>
      <text:p text:style-name="P1"><text:span text:style-name="T4"><text:s text:c="4"/></text:span><text:span text:style-name="T2">&lt;</text:span><text:span text:style-name="T3">p</text:span><text:span text:style-name="T2">&gt;</text:span><text:span text:style-name="T4"> Take me to </text:span><text:span text:style-name="T2">&lt;</text:span><text:span text:style-name="T3">a</text:span><text:span text:style-name="T4"> </text:span><text:span text:style-name="T5">href</text:span><text:span text:style-name="T4">=</text:span><text:span text:style-name="T6">"https://lab.pwskills.com/"</text:span><text:span text:style-name="T4"> </text:span><text:span text:style-name="T5">target</text:span><text:span text:style-name="T4">=</text:span><text:span text:style-name="T6">"_blank"</text:span><text:span text:style-name="T2">&gt;</text:span><text:span text:style-name="T4">PW Skills Lab</text:span><text:span text:style-name="T2">&lt;/</text:span><text:span text:style-name="T3">a</text:span><text:span text:style-name="T2">&gt;</text:span><text:span text:style-name="T4"> to practice live coding.</text:span><text:span text:style-name="T2">&lt;/</text:span><text:span text:style-name="T3">p</text:span><text:span text:style-name="T2">&gt;</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Standard"><text:soft-page-break/></text:p>
      <text:p text:style-name="P1"><text:span text:style-name="T1">&lt;!-- 6. Create an ordered list of HTML tags. Each list item must include the tag name and some information about the tag. --&gt;</text:span></text:p>
      <text:p text:style-name="P2"/>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ordered list</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h1</text:span><text:span text:style-name="T2">&gt;</text:span><text:span text:style-name="T4">list of tag</text:span><text:span text:style-name="T2">&lt;/</text:span><text:span text:style-name="T3">h1</text:span><text:span text:style-name="T2">&gt;</text:span></text:p>
      <text:p text:style-name="P1"><text:span text:style-name="T4"><text:s text:c="4"/></text:span><text:span text:style-name="T2">&lt;</text:span><text:span text:style-name="T3">ol</text:span><text:span text:style-name="T2">&gt;</text:span></text:p>
      <text:p text:style-name="P1"><text:span text:style-name="T4"><text:s text:c="8"/></text:span><text:span text:style-name="T2">&lt;</text:span><text:span text:style-name="T3">li</text:span><text:span text:style-name="T2">&gt;</text:span><text:span text:style-name="T4">h1: Defines a heading level 1.</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p: Defines a paragraph of text.</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div: Defines a container for HTML elements.</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table: Defines a table with rows and columns.</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ul: Defines an unordered list.</text:span><text:span text:style-name="T2">&lt;/</text:span><text:span text:style-name="T3">li</text:span><text:span text:style-name="T2">&gt;</text:span></text:p>
      <text:p text:style-name="P1"><text:span text:style-name="T4"><text:s text:c="4"/></text:span><text:span text:style-name="T2">&lt;/</text:span><text:span text:style-name="T3">ol</text:span><text:span text:style-name="T2">&gt;</text:span></text:p>
      <text:p text:style-name="P1"><text:span text:style-name="T2">&lt;/</text:span><text:span text:style-name="T3">body</text:span><text:span text:style-name="T2">&gt;</text:span></text:p>
      <text:p text:style-name="P1"><text:soft-page-break/><text:span text:style-name="T2">&lt;/</text:span><text:span text:style-name="T3">html</text:span><text:span text:style-name="T2">&gt;</text:span></text:p>
      <text:p text:style-name="Standard"/>
      <text:p text:style-name="Standard"/>
      <text:p text:style-name="P1"><text:span text:style-name="T1">&lt;!-- 7. Create an unordered list of 5 programming quotes, using the &lt;ul&gt; tag. --&gt;</text:span></text:p>
      <text:p text:style-name="P2"/>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2">&gt;</text:span></text:p>
      <text:p text:style-name="P1"><text:span text:style-name="T4"><text:s text:c="4"/></text:span><text:span text:style-name="T2">&lt;</text:span><text:span text:style-name="T3">title</text:span><text:span text:style-name="T2">&gt;</text:span><text:span text:style-name="T4">Programming quotes</text:span><text:span text:style-name="T2">&lt;/</text:span><text:span text:style-name="T3">title</text:span><text:span text:style-name="T2">&gt;</text:span></text:p>
      <text:p text:style-name="P1"><text:span text:style-name="T2">&lt;/</text:span><text:span text:style-name="T3">head</text:span><text:span text:style-name="T2">&gt;</text:span></text:p>
      <text:p text:style-name="P1"><text:span text:style-name="T2">&lt;</text:span><text:span text:style-name="T3">body</text:span><text:span text:style-name="T2">&gt;</text:span></text:p>
      <text:p text:style-name="P1"><text:span text:style-name="T4"><text:s text:c="4"/></text:span><text:span text:style-name="T2">&lt;</text:span><text:span text:style-name="T3">h1</text:span><text:span text:style-name="T2">&gt;</text:span><text:span text:style-name="T4">Programming quotes</text:span><text:span text:style-name="T2">&lt;/</text:span><text:span text:style-name="T3">h1</text:span><text:span text:style-name="T2">&gt;</text:span></text:p>
      <text:p text:style-name="P2"/>
      <text:p text:style-name="P1"><text:span text:style-name="T4"><text:s text:c="4"/></text:span><text:span text:style-name="T2">&lt;</text:span><text:span text:style-name="T3">ul</text:span><text:span text:style-name="T2">&gt;</text:span></text:p>
      <text:p text:style-name="P1"><text:span text:style-name="T4"><text:s text:c="8"/></text:span><text:span text:style-name="T2">&lt;</text:span><text:span text:style-name="T3">li</text:span><text:span text:style-name="T2">&gt;</text:span><text:span text:style-name="T4">“I'm not a great programmer; I'm just a good programmer with great habits.” </text:span><text:span text:style-name="T2">&lt;</text:span><text:span text:style-name="T3">br</text:span><text:span text:style-name="T2">&gt;</text:span></text:p>
      <text:p text:style-name="P1"><text:span text:style-name="T4"><text:s text:c="12"/></text:span><text:span text:style-name="T2">&lt;</text:span><text:span text:style-name="T3">bold</text:span><text:span text:style-name="T2">&gt;&lt;</text:span><text:span text:style-name="T3">em</text:span><text:span text:style-name="T2">&gt;</text:span><text:span text:style-name="T4"> ― Kent Beck</text:span><text:span text:style-name="T2">&lt;/</text:span><text:span text:style-name="T3">em</text:span><text:span text:style-name="T2">&gt;&lt;/</text:span><text:span text:style-name="T3">bold</text:span><text:span text:style-name="T2">&gt;</text:span></text:p>
      <text:p text:style-name="P1"><text:span text:style-name="T4"><text:s text:c="8"/></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Any fool can write code that a computer can understand. Good programmers write code that humans can understand.”</text:span><text:span text:style-name="T2">&lt;</text:span><text:span text:style-name="T3">br</text:span><text:span text:style-name="T2">&gt;</text:span></text:p>
      <text:p text:style-name="P1"><text:soft-page-break/><text:span text:style-name="T4"><text:s text:c="11"/></text:span><text:span text:style-name="T2">&lt;</text:span><text:span text:style-name="T3">bold</text:span><text:span text:style-name="T2">&gt;&lt;</text:span><text:span text:style-name="T3">em</text:span><text:span text:style-name="T2">&gt;</text:span><text:span text:style-name="T4"> ― Martin Fowler</text:span><text:span text:style-name="T2">&lt;/</text:span><text:span text:style-name="T3">em</text:span><text:span text:style-name="T2">&gt;&lt;/</text:span><text:span text:style-name="T3">bold</text:span><text:span text:style-name="T2">&gt;</text:span></text:p>
      <text:p text:style-name="P1"><text:span text:style-name="T4"><text:s text:c="8"/></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Always code as if the guy who ends up maintaining your code will be a violent psychopath who knows where you live” </text:span><text:span text:style-name="T2">&lt;</text:span><text:span text:style-name="T3">br</text:span><text:span text:style-name="T2">&gt;</text:span></text:p>
      <text:p text:style-name="P1"><text:span text:style-name="T4"><text:s text:c="12"/></text:span><text:span text:style-name="T2">&lt;</text:span><text:span text:style-name="T3">bold</text:span><text:span text:style-name="T2">&gt;&lt;</text:span><text:span text:style-name="T3">em</text:span><text:span text:style-name="T2">&gt;</text:span><text:span text:style-name="T4"> ― John Woods</text:span><text:span text:style-name="T2">&lt;/</text:span><text:span text:style-name="T3">em</text:span><text:span text:style-name="T2">&gt;&lt;/</text:span><text:span text:style-name="T3">bold</text:span><text:span text:style-name="T2">&gt;</text:span></text:p>
      <text:p text:style-name="P1"><text:span text:style-name="T4"><text:s text:c="8"/></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Truth can only be found in one place: the code.” </text:span><text:span text:style-name="T2">&lt;</text:span><text:span text:style-name="T3">br</text:span><text:span text:style-name="T2">&gt;</text:span></text:p>
      <text:p text:style-name="P1"><text:span text:style-name="T4"><text:s text:c="12"/></text:span><text:span text:style-name="T2">&lt;</text:span><text:span text:style-name="T3">bold</text:span><text:span text:style-name="T2">&gt;&lt;</text:span><text:span text:style-name="T3">em</text:span><text:span text:style-name="T2">&gt;</text:span><text:span text:style-name="T4"> ― Robert C. Martin, Clean Code: A Handbook of Agile Software Craftsmanship</text:span><text:span text:style-name="T2">&lt;/</text:span><text:span text:style-name="T3">em</text:span><text:span text:style-name="T2">&gt;&lt;/</text:span><text:span text:style-name="T3">bold</text:span><text:span text:style-name="T2">&gt;</text:span></text:p>
      <text:p text:style-name="P1"><text:span text:style-name="T4"><text:s text:c="8"/></text:span><text:span text:style-name="T2">&lt;/</text:span><text:span text:style-name="T3">li</text:span><text:span text:style-name="T2">&gt;</text:span></text:p>
      <text:p text:style-name="P1"><text:span text:style-name="T4"><text:s text:c="8"/></text:span><text:span text:style-name="T2">&lt;</text:span><text:span text:style-name="T3">li</text:span><text:span text:style-name="T2">&gt;</text:span><text:span text:style-name="T4">Good code is its own best documentation. As you're about to add a</text:span></text:p>
      <text:p text:style-name="P1"><text:span text:style-name="T4"><text:s text:c="12"/>comment, ask yourself, 'How can I improve the code so that this comment</text:span></text:p>
      <text:p text:style-name="P1"><text:span text:style-name="T4"><text:s text:c="12"/>isn't needed?</text:span><text:span text:style-name="T2">&lt;/</text:span><text:span text:style-name="T3">li</text:span><text:span text:style-name="T2">&gt;</text:span></text:p>
      <text:p text:style-name="P1"><text:span text:style-name="T4"><text:s text:c="4"/></text:span><text:span text:style-name="T2">&lt;/</text:span><text:span text:style-name="T3">ul</text:span><text:span text:style-name="T2">&gt;</text:span></text:p>
      <text:p text:style-name="P1"><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P1"><text:span text:style-name="T1">&lt;!-- 9. Create an ordered list of the most common text formatting tags in HTML. Within each list item, use an unordered list to list the specific use cases and best practices for that tag. --&gt;</text:span></text:p>
      <text:p text:style-name="P2"/>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4"><text:s text:c="2"/></text:span><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4"> </text:span><text:span text:style-name="T2">/&gt;</text:span></text:p>
      <text:p text:style-name="P1"><text:soft-page-break/><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4"> </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4"> </text:span><text:span text:style-name="T2">/&gt;</text:span></text:p>
      <text:p text:style-name="P1"><text:span text:style-name="T4"><text:s text:c="4"/></text:span><text:span text:style-name="T2">&lt;</text:span><text:span text:style-name="T3">title</text:span><text:span text:style-name="T2">&gt;</text:span><text:span text:style-name="T4">Text Formatting</text:span><text:span text:style-name="T2">&lt;/</text:span><text:span text:style-name="T3">title</text:span><text:span text:style-name="T2">&gt;</text:span></text:p>
      <text:p text:style-name="P1"><text:span text:style-name="T4"><text:s text:c="2"/></text:span><text:span text:style-name="T2">&lt;/</text:span><text:span text:style-name="T3">head</text:span><text:span text:style-name="T2">&gt;</text:span></text:p>
      <text:p text:style-name="P1"><text:span text:style-name="T4"><text:s text:c="2"/></text:span><text:span text:style-name="T2">&lt;</text:span><text:span text:style-name="T3">body</text:span><text:span text:style-name="T2">&gt;</text:span></text:p>
      <text:p text:style-name="P1"><text:span text:style-name="T4"><text:s text:c="4"/></text:span><text:span text:style-name="T2">&lt;</text:span><text:span text:style-name="T3">h1</text:span><text:span text:style-name="T2">&gt;</text:span><text:span text:style-name="T4">HTML Text Formatting.</text:span><text:span text:style-name="T2">&lt;/</text:span><text:span text:style-name="T3">h1</text:span><text:span text:style-name="T2">&gt;</text:span></text:p>
      <text:p text:style-name="P1"><text:span text:style-name="T4"><text:s text:c="4"/></text:span><text:span text:style-name="T2">&lt;</text:span><text:span text:style-name="T3">ol</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b</text:span><text:span text:style-name="T2">&gt;</text:span><text:span text:style-name="T4">bold (b)</text:span><text:span text:style-name="T2">&lt;/</text:span><text:span text:style-name="T3">b</text:span><text:span text:style-name="T2">&gt;</text:span></text:p>
      <text:p text:style-name="P1"><text:span text:style-name="T4"><text:s text:c="8"/></text:span><text:span text:style-name="T2">&lt;</text:span><text:span text:style-name="T3">ul</text:span><text:span text:style-name="T2">&gt;</text:span></text:p>
      <text:p text:style-name="P1"><text:span text:style-name="T4"><text:s text:c="10"/></text:span><text:span text:style-name="T2">&lt;</text:span><text:span text:style-name="T3">li</text:span><text:span text:style-name="T2">&gt;</text:span><text:span text:style-name="T4">Use to make text stand out or emphasize a point</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span text:style-name="T4">Do not use for entire paragraphs or long blocks of text</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span text:style-name="T4">Avoid overusing, as it can make text difficult to read</text:span><text:span text:style-name="T2">&lt;/</text:span><text:span text:style-name="T3">li</text:span><text:span text:style-name="T2">&gt;</text:span></text:p>
      <text:p text:style-name="P1"><text:span text:style-name="T4"><text:s text:c="8"/></text:span><text:span text:style-name="T2">&lt;/</text:span><text:span text:style-name="T3">ul</text:span><text:span text:style-name="T2">&gt;</text:span></text:p>
      <text:p text:style-name="P1"><text:span text:style-name="T4"><text:s text:c="6"/></text:span><text:span text:style-name="T2">&lt;/</text:span><text:span text:style-name="T3">li</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i</text:span><text:span text:style-name="T2">&gt;</text:span><text:span text:style-name="T4">italic (i)</text:span><text:span text:style-name="T2">&lt;/</text:span><text:span text:style-name="T3">i</text:span><text:span text:style-name="T2">&gt;</text:span></text:p>
      <text:p text:style-name="P1"><text:span text:style-name="T4"><text:s text:c="8"/></text:span><text:span text:style-name="T2">&lt;</text:span><text:span text:style-name="T3">ul</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Use to indicate emphasis or to differentiate between words or</text:span></text:p>
      <text:p text:style-name="P1"><text:span text:style-name="T4"><text:s text:c="12"/>phrases</text:span></text:p>
      <text:p text:style-name="P1"><text:soft-page-break/><text:span text:style-name="T4"><text:s text:c="10"/></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Can be used for book or movie titles, foreign words or phrases, or</text:span></text:p>
      <text:p text:style-name="P1"><text:span text:style-name="T4"><text:s text:c="12"/>to denote thoughts or quotes within a sentence</text:span></text:p>
      <text:p text:style-name="P1"><text:span text:style-name="T4"><text:s text:c="10"/></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Avoid overusing, as it can become distracting or lose its impact</text:span></text:p>
      <text:p text:style-name="P1"><text:span text:style-name="T4"><text:s text:c="10"/></text:span><text:span text:style-name="T2">&lt;/</text:span><text:span text:style-name="T3">li</text:span><text:span text:style-name="T2">&gt;</text:span></text:p>
      <text:p text:style-name="P1"><text:span text:style-name="T4"><text:s text:c="8"/></text:span><text:span text:style-name="T2">&lt;/</text:span><text:span text:style-name="T3">ul</text:span><text:span text:style-name="T2">&gt;</text:span></text:p>
      <text:p text:style-name="P1"><text:span text:style-name="T4"><text:s text:c="6"/></text:span><text:span text:style-name="T2">&lt;/</text:span><text:span text:style-name="T3">li</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strong</text:span><text:span text:style-name="T2">&gt;</text:span><text:span text:style-name="T4">strong</text:span><text:span text:style-name="T2">&lt;/</text:span><text:span text:style-name="T3">strong</text:span><text:span text:style-name="T2">&gt;</text:span></text:p>
      <text:p text:style-name="P1"><text:span text:style-name="T4"><text:s text:c="8"/></text:span><text:span text:style-name="T2">&lt;</text:span><text:span text:style-name="T3">ul</text:span><text:span text:style-name="T2">&gt;</text:span></text:p>
      <text:p text:style-name="P1"><text:span text:style-name="T4"><text:s text:c="10"/></text:span><text:span text:style-name="T2">&lt;</text:span><text:span text:style-name="T3">li</text:span><text:span text:style-name="T2">&gt;</text:span><text:span text:style-name="T4">Use to indicate importance or significance of text</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span text:style-name="T4">Can be used to highlight key points, warnings, or notices</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Can be combined with other formatting tags, such as bold or italic,</text:span></text:p>
      <text:p text:style-name="P1"><text:span text:style-name="T4"><text:s text:c="12"/>to create emphasis</text:span></text:p>
      <text:p text:style-name="P1"><text:span text:style-name="T4"><text:s text:c="10"/></text:span><text:span text:style-name="T2">&lt;/</text:span><text:span text:style-name="T3">li</text:span><text:span text:style-name="T2">&gt;</text:span></text:p>
      <text:p text:style-name="P1"><text:span text:style-name="T4"><text:s text:c="8"/></text:span><text:span text:style-name="T2">&lt;/</text:span><text:span text:style-name="T3">ul</text:span><text:span text:style-name="T2">&gt;</text:span></text:p>
      <text:p text:style-name="P1"><text:span text:style-name="T4"><text:s text:c="6"/></text:span><text:span text:style-name="T2">&lt;/</text:span><text:span text:style-name="T3">li</text:span><text:span text:style-name="T2">&gt;</text:span></text:p>
      <text:p text:style-name="P1"><text:soft-page-break/><text:span text:style-name="T4"><text:s text:c="6"/></text:span><text:span text:style-name="T2">&lt;</text:span><text:span text:style-name="T3">li</text:span><text:span text:style-name="T2">&gt;</text:span></text:p>
      <text:p text:style-name="P1"><text:span text:style-name="T4"><text:s text:c="8"/></text:span><text:span text:style-name="T2">&lt;</text:span><text:span text:style-name="T3">em</text:span><text:span text:style-name="T2">&gt;</text:span><text:span text:style-name="T4">emphasis (em)</text:span><text:span text:style-name="T2">&lt;/</text:span><text:span text:style-name="T3">em</text:span><text:span text:style-name="T2">&gt;</text:span></text:p>
      <text:p text:style-name="P1"><text:span text:style-name="T4"><text:s text:c="8"/></text:span><text:span text:style-name="T2">&lt;</text:span><text:span text:style-name="T3">ul</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Similar to italic, use to indicate emphasis or to differentiate</text:span></text:p>
      <text:p text:style-name="P1"><text:span text:style-name="T4"><text:s text:c="12"/>between words or phrases</text:span></text:p>
      <text:p text:style-name="P1"><text:span text:style-name="T4"><text:s text:c="10"/></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Can be used for book or movie titles, foreign words or phrases, or</text:span></text:p>
      <text:p text:style-name="P1"><text:span text:style-name="T4"><text:s text:c="12"/>to denote thoughts or quotes within a sentence</text:span></text:p>
      <text:p text:style-name="P1"><text:span text:style-name="T4"><text:s text:c="10"/></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span text:style-name="T4">Can also be used to indicate a change in tone or mood</text:span><text:span text:style-name="T2">&lt;/</text:span><text:span text:style-name="T3">li</text:span><text:span text:style-name="T2">&gt;</text:span></text:p>
      <text:p text:style-name="P1"><text:span text:style-name="T4"><text:s text:c="8"/></text:span><text:span text:style-name="T2">&lt;/</text:span><text:span text:style-name="T3">ul</text:span><text:span text:style-name="T2">&gt;</text:span></text:p>
      <text:p text:style-name="P1"><text:span text:style-name="T4"><text:s text:c="6"/></text:span><text:span text:style-name="T2">&lt;/</text:span><text:span text:style-name="T3">li</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u</text:span><text:span text:style-name="T2">&gt;</text:span><text:span text:style-name="T4">underline (u)</text:span><text:span text:style-name="T2">&lt;/</text:span><text:span text:style-name="T3">u</text:span><text:span text:style-name="T2">&gt;</text:span></text:p>
      <text:p text:style-name="P1"><text:span text:style-name="T4"><text:s text:c="8"/></text:span><text:span text:style-name="T2">&lt;</text:span><text:span text:style-name="T3">ul</text:span><text:span text:style-name="T2">&gt;</text:span></text:p>
      <text:p text:style-name="P1"><text:span text:style-name="T4"><text:s text:c="10"/></text:span><text:span text:style-name="T2">&lt;</text:span><text:span text:style-name="T3">li</text:span><text:span text:style-name="T2">&gt;</text:span><text:span text:style-name="T4">Use to emphasize a single word or phrase</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p>
      <text:p text:style-name="P1"><text:span text:style-name="T4"><text:s text:c="12"/>Avoid using for entire blocks of text, as it can make it difficult</text:span></text:p>
      <text:p text:style-name="P1"><text:span text:style-name="T4"><text:s text:c="12"/>to read</text:span></text:p>
      <text:p text:style-name="P1"><text:soft-page-break/><text:span text:style-name="T4"><text:s text:c="10"/></text:span><text:span text:style-name="T2">&lt;/</text:span><text:span text:style-name="T3">li</text:span><text:span text:style-name="T2">&gt;</text:span></text:p>
      <text:p text:style-name="P1"><text:span text:style-name="T4"><text:s text:c="10"/></text:span><text:span text:style-name="T2">&lt;</text:span><text:span text:style-name="T3">li</text:span><text:span text:style-name="T2">&gt;</text:span><text:span text:style-name="T4">Consider using bold or italic instead for emphasis</text:span><text:span text:style-name="T2">&lt;/</text:span><text:span text:style-name="T3">li</text:span><text:span text:style-name="T2">&gt;</text:span></text:p>
      <text:p text:style-name="P1"><text:span text:style-name="T4"><text:s text:c="8"/></text:span><text:span text:style-name="T2">&lt;/</text:span><text:span text:style-name="T3">ul</text:span><text:span text:style-name="T2">&gt;</text:span></text:p>
      <text:p text:style-name="P1"><text:span text:style-name="T4"><text:s text:c="6"/></text:span><text:span text:style-name="T2">&lt;/</text:span><text:span text:style-name="T3">li</text:span><text:span text:style-name="T2">&gt;</text:span></text:p>
      <text:p text:style-name="P1"><text:span text:style-name="T4"><text:s text:c="4"/></text:span><text:span text:style-name="T2">&lt;/</text:span><text:span text:style-name="T3">ol</text:span><text:span text:style-name="T2">&gt;</text:span></text:p>
      <text:p text:style-name="P1"><text:span text:style-name="T4"><text:s text:c="2"/></text:span><text:span text:style-name="T2">&lt;/</text:span><text:span text:style-name="T3">body</text:span><text:span text:style-name="T2">&gt;</text:span></text:p>
      <text:p text:style-name="P1"><text:span text:style-name="T2">&lt;/</text:span><text:span text:style-name="T3">html</text:span><text:span text:style-name="T2">&gt;</text:span></text:p>
      <text:p text:style-name="Standard"/>
      <text:p text:style-name="Standard"/>
      <text:p text:style-name="P1"><text:span text:style-name="T1">&lt;!-- 10. Create an ordered list of the full stack web development tech stack HTML, CSS, and JS. For each tech stack, create a table that lists the tech stack name, its primary use cases, and some key features or benefits. Below is a reference image. --&gt;</text:span></text:p>
      <text:p text:style-name="P2"/>
      <text:p text:style-name="P1"><text:span text:style-name="T2">&lt;!</text:span><text:span text:style-name="T3">DOCTYPE</text:span><text:span text:style-name="T4"> </text:span><text:span text:style-name="T5">html</text:span><text:span text:style-name="T2">&gt;</text:span></text:p>
      <text:p text:style-name="P1"><text:span text:style-name="T2">&lt;</text:span><text:span text:style-name="T3">html</text:span><text:span text:style-name="T4"> </text:span><text:span text:style-name="T5">lang</text:span><text:span text:style-name="T4">=</text:span><text:span text:style-name="T6">"en"</text:span><text:span text:style-name="T2">&gt;</text:span></text:p>
      <text:p text:style-name="P1"><text:span text:style-name="T4"><text:s text:c="2"/></text:span><text:span text:style-name="T2">&lt;</text:span><text:span text:style-name="T3">head</text:span><text:span text:style-name="T2">&gt;</text:span></text:p>
      <text:p text:style-name="P1"><text:span text:style-name="T4"><text:s text:c="4"/></text:span><text:span text:style-name="T2">&lt;</text:span><text:span text:style-name="T3">meta</text:span><text:span text:style-name="T4"> </text:span><text:span text:style-name="T5">charset</text:span><text:span text:style-name="T4">=</text:span><text:span text:style-name="T6">"UTF-8"</text:span><text:span text:style-name="T4"> </text:span><text:span text:style-name="T2">/&gt;</text:span></text:p>
      <text:p text:style-name="P1"><text:span text:style-name="T4"><text:s text:c="4"/></text:span><text:span text:style-name="T2">&lt;</text:span><text:span text:style-name="T3">meta</text:span><text:span text:style-name="T4"> </text:span><text:span text:style-name="T5">http-equiv</text:span><text:span text:style-name="T4">=</text:span><text:span text:style-name="T6">"X-UA-Compatible"</text:span><text:span text:style-name="T4"> </text:span><text:span text:style-name="T5">content</text:span><text:span text:style-name="T4">=</text:span><text:span text:style-name="T6">"IE=edge"</text:span><text:span text:style-name="T4"> </text:span><text:span text:style-name="T2">/&gt;</text:span></text:p>
      <text:p text:style-name="P1"><text:span text:style-name="T4"><text:s text:c="4"/></text:span><text:span text:style-name="T2">&lt;</text:span><text:span text:style-name="T3">meta</text:span><text:span text:style-name="T4"> </text:span><text:span text:style-name="T5">name</text:span><text:span text:style-name="T4">=</text:span><text:span text:style-name="T6">"viewport"</text:span><text:span text:style-name="T4"> </text:span><text:span text:style-name="T5">content</text:span><text:span text:style-name="T4">=</text:span><text:span text:style-name="T6">"width=device-width, initial-scale=1.0"</text:span><text:span text:style-name="T4"> </text:span><text:span text:style-name="T2">/&gt;</text:span></text:p>
      <text:p text:style-name="P1"><text:span text:style-name="T4"><text:s text:c="4"/></text:span><text:span text:style-name="T2">&lt;</text:span><text:span text:style-name="T3">title</text:span><text:span text:style-name="T2">&gt;</text:span><text:span text:style-name="T4">HTML Table + List</text:span><text:span text:style-name="T2">&lt;/</text:span><text:span text:style-name="T3">title</text:span><text:span text:style-name="T2">&gt;</text:span></text:p>
      <text:p text:style-name="P1"><text:span text:style-name="T4"><text:s text:c="2"/></text:span><text:span text:style-name="T2">&lt;/</text:span><text:span text:style-name="T3">head</text:span><text:span text:style-name="T2">&gt;</text:span></text:p>
      <text:p text:style-name="P1"><text:span text:style-name="T4"><text:s text:c="2"/></text:span><text:span text:style-name="T2">&lt;</text:span><text:span text:style-name="T3">body</text:span><text:span text:style-name="T2">&gt;</text:span></text:p>
      <text:p text:style-name="P1"><text:span text:style-name="T4"><text:s text:c="4"/></text:span><text:span text:style-name="T2">&lt;</text:span><text:span text:style-name="T3">ol</text:span><text:span text:style-name="T2">&gt;</text:span></text:p>
      <text:p text:style-name="P1"><text:soft-page-break/><text:span text:style-name="T4"><text:s text:c="6"/></text:span><text:span text:style-name="T2">&lt;</text:span><text:span text:style-name="T3">li</text:span><text:span text:style-name="T2">&gt;</text:span></text:p>
      <text:p text:style-name="P1"><text:span text:style-name="T4"><text:s text:c="8"/></text:span><text:span text:style-name="T2">&lt;</text:span><text:span text:style-name="T3">h2</text:span><text:span text:style-name="T2">&gt;</text:span><text:span text:style-name="T4">HTML</text:span><text:span text:style-name="T2">&lt;/</text:span><text:span text:style-name="T3">h2</text:span><text:span text:style-name="T2">&gt;</text:span></text:p>
      <text:p text:style-name="P1"><text:span text:style-name="T4"><text:s text:c="8"/></text:span><text:span text:style-name="T2">&lt;</text:span><text:span text:style-name="T3">table</text:span><text:span text:style-name="T4"> </text:span><text:span text:style-name="T7">border</text:span><text:span text:style-name="T4">=</text:span><text:span text:style-name="T6">"1"</text:span><text:span text:style-name="T2">&gt;</text:span></text:p>
      <text:p text:style-name="P1"><text:span text:style-name="T4"><text:s text:c="10"/></text:span><text:span text:style-name="T2">&lt;</text:span><text:span text:style-name="T3">tr</text:span><text:span text:style-name="T2">&gt;</text:span></text:p>
      <text:p text:style-name="P1"><text:span text:style-name="T4"><text:s text:c="12"/></text:span><text:span text:style-name="T2">&lt;</text:span><text:span text:style-name="T3">th</text:span><text:span text:style-name="T2">&gt;</text:span><text:span text:style-name="T4">Primary Use Cases</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Key Features/Benefits</text:span><text:span text:style-name="T2">&lt;/</text:span><text:span text:style-name="T3">th</text:span><text:span text:style-name="T2">&gt;</text:span></text:p>
      <text:p text:style-name="P1"><text:span text:style-name="T4"><text:s text:c="10"/></text:span><text:span text:style-name="T2">&lt;/</text:span><text:span text:style-name="T3">tr</text:span><text:span text:style-name="T2">&gt;</text:span></text:p>
      <text:p text:style-name="P1"><text:span text:style-name="T4"><text:s text:c="10"/></text:span><text:span text:style-name="T2">&lt;</text:span><text:span text:style-name="T3">tr</text:span><text:span text:style-name="T2">&gt;</text:span></text:p>
      <text:p text:style-name="P1"><text:span text:style-name="T4"><text:s text:c="12"/></text:span><text:span text:style-name="T2">&lt;</text:span><text:span text:style-name="T3">td</text:span><text:span text:style-name="T2">&gt;</text:span><text:span text:style-name="T4">Building the structure of web pages</text:span><text:span text:style-name="T2">&lt;/</text:span><text:span text:style-name="T3">td</text:span><text:span text:style-name="T2">&gt;</text:span></text:p>
      <text:p text:style-name="P1"><text:span text:style-name="T4"><text:s text:c="12"/></text:span><text:span text:style-name="T2">&lt;</text:span><text:span text:style-name="T3">td</text:span><text:span text:style-name="T2">&gt;</text:span></text:p>
      <text:p text:style-name="P1"><text:span text:style-name="T4"><text:s text:c="14"/></text:span><text:span text:style-name="T2">&lt;</text:span><text:span text:style-name="T3">ul</text:span><text:span text:style-name="T2">&gt;</text:span></text:p>
      <text:p text:style-name="P1"><text:span text:style-name="T4"><text:s text:c="16"/></text:span><text:span text:style-name="T2">&lt;</text:span><text:span text:style-name="T3">li</text:span><text:span text:style-name="T2">&gt;</text:span><text:span text:style-name="T4">Simple and easy to learn</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span text:style-name="T4">Compatible with all web browsers</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span text:style-name="T4">Allows for semantic markup</text:span><text:span text:style-name="T2">&lt;/</text:span><text:span text:style-name="T3">li</text:span><text:span text:style-name="T2">&gt;</text:span></text:p>
      <text:p text:style-name="P1"><text:span text:style-name="T4"><text:s text:c="14"/></text:span><text:span text:style-name="T2">&lt;/</text:span><text:span text:style-name="T3">ul</text:span><text:span text:style-name="T2">&gt;</text:span></text:p>
      <text:p text:style-name="P1"><text:span text:style-name="T4"><text:s text:c="12"/></text:span><text:span text:style-name="T2">&lt;/</text:span><text:span text:style-name="T3">td</text:span><text:span text:style-name="T2">&gt;</text:span></text:p>
      <text:p text:style-name="P1"><text:span text:style-name="T4"><text:s text:c="10"/></text:span><text:span text:style-name="T2">&lt;/</text:span><text:span text:style-name="T3">tr</text:span><text:span text:style-name="T2">&gt;</text:span></text:p>
      <text:p text:style-name="P1"><text:span text:style-name="T4"><text:s text:c="8"/></text:span><text:span text:style-name="T2">&lt;/</text:span><text:span text:style-name="T3">table</text:span><text:span text:style-name="T2">&gt;</text:span></text:p>
      <text:p text:style-name="P1"><text:span text:style-name="T4"><text:s text:c="6"/></text:span><text:span text:style-name="T2">&lt;/</text:span><text:span text:style-name="T3">li</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h2</text:span><text:span text:style-name="T2">&gt;</text:span><text:span text:style-name="T4">CSS</text:span><text:span text:style-name="T2">&lt;/</text:span><text:span text:style-name="T3">h2</text:span><text:span text:style-name="T2">&gt;</text:span></text:p>
      <text:p text:style-name="P1"><text:soft-page-break/><text:span text:style-name="T4"><text:s text:c="8"/></text:span><text:span text:style-name="T2">&lt;</text:span><text:span text:style-name="T3">table</text:span><text:span text:style-name="T4"> </text:span><text:span text:style-name="T7">border</text:span><text:span text:style-name="T4">=</text:span><text:span text:style-name="T6">"1"</text:span><text:span text:style-name="T2">&gt;</text:span></text:p>
      <text:p text:style-name="P1"><text:span text:style-name="T4"><text:s text:c="10"/></text:span><text:span text:style-name="T2">&lt;</text:span><text:span text:style-name="T3">tr</text:span><text:span text:style-name="T2">&gt;</text:span></text:p>
      <text:p text:style-name="P1"><text:span text:style-name="T4"><text:s text:c="12"/></text:span><text:span text:style-name="T2">&lt;</text:span><text:span text:style-name="T3">th</text:span><text:span text:style-name="T2">&gt;</text:span><text:span text:style-name="T4">Primary Use Cases</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Key Features/Benefits</text:span><text:span text:style-name="T2">&lt;/</text:span><text:span text:style-name="T3">th</text:span><text:span text:style-name="T2">&gt;</text:span></text:p>
      <text:p text:style-name="P1"><text:span text:style-name="T4"><text:s text:c="10"/></text:span><text:span text:style-name="T2">&lt;/</text:span><text:span text:style-name="T3">tr</text:span><text:span text:style-name="T2">&gt;</text:span></text:p>
      <text:p text:style-name="P1"><text:span text:style-name="T4"><text:s text:c="10"/></text:span><text:span text:style-name="T2">&lt;</text:span><text:span text:style-name="T3">tr</text:span><text:span text:style-name="T2">&gt;</text:span></text:p>
      <text:p text:style-name="P1"><text:span text:style-name="T4"><text:s text:c="12"/></text:span><text:span text:style-name="T2">&lt;</text:span><text:span text:style-name="T3">td</text:span><text:span text:style-name="T2">&gt;</text:span><text:span text:style-name="T4">Styling and layout of web pages</text:span><text:span text:style-name="T2">&lt;/</text:span><text:span text:style-name="T3">td</text:span><text:span text:style-name="T2">&gt;</text:span></text:p>
      <text:p text:style-name="P1"><text:span text:style-name="T4"><text:s text:c="12"/></text:span><text:span text:style-name="T2">&lt;</text:span><text:span text:style-name="T3">td</text:span><text:span text:style-name="T2">&gt;</text:span></text:p>
      <text:p text:style-name="P1"><text:span text:style-name="T4"><text:s text:c="14"/></text:span><text:span text:style-name="T2">&lt;</text:span><text:span text:style-name="T3">ul</text:span><text:span text:style-name="T2">&gt;</text:span></text:p>
      <text:p text:style-name="P1"><text:span text:style-name="T4"><text:s text:c="16"/></text:span><text:span text:style-name="T2">&lt;</text:span><text:span text:style-name="T3">li</text:span><text:span text:style-name="T2">&gt;</text:span><text:span text:style-name="T4">Allows for separation of content and presentation</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span text:style-name="T4">Enables responsive design</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span text:style-name="T4">Offers a wide range of styling options</text:span><text:span text:style-name="T2">&lt;/</text:span><text:span text:style-name="T3">li</text:span><text:span text:style-name="T2">&gt;</text:span></text:p>
      <text:p text:style-name="P1"><text:span text:style-name="T4"><text:s text:c="14"/></text:span><text:span text:style-name="T2">&lt;/</text:span><text:span text:style-name="T3">ul</text:span><text:span text:style-name="T2">&gt;</text:span></text:p>
      <text:p text:style-name="P1"><text:span text:style-name="T4"><text:s text:c="12"/></text:span><text:span text:style-name="T2">&lt;/</text:span><text:span text:style-name="T3">td</text:span><text:span text:style-name="T2">&gt;</text:span></text:p>
      <text:p text:style-name="P1"><text:span text:style-name="T4"><text:s text:c="10"/></text:span><text:span text:style-name="T2">&lt;/</text:span><text:span text:style-name="T3">tr</text:span><text:span text:style-name="T2">&gt;</text:span></text:p>
      <text:p text:style-name="P1"><text:span text:style-name="T4"><text:s text:c="8"/></text:span><text:span text:style-name="T2">&lt;/</text:span><text:span text:style-name="T3">table</text:span><text:span text:style-name="T2">&gt;</text:span></text:p>
      <text:p text:style-name="P1"><text:span text:style-name="T4"><text:s text:c="6"/></text:span><text:span text:style-name="T2">&lt;/</text:span><text:span text:style-name="T3">li</text:span><text:span text:style-name="T2">&gt;</text:span></text:p>
      <text:p text:style-name="P1"><text:span text:style-name="T4"><text:s text:c="6"/></text:span><text:span text:style-name="T2">&lt;</text:span><text:span text:style-name="T3">li</text:span><text:span text:style-name="T2">&gt;</text:span></text:p>
      <text:p text:style-name="P1"><text:span text:style-name="T4"><text:s text:c="8"/></text:span><text:span text:style-name="T2">&lt;</text:span><text:span text:style-name="T3">h2</text:span><text:span text:style-name="T2">&gt;</text:span><text:span text:style-name="T4">JavaScript</text:span><text:span text:style-name="T2">&lt;/</text:span><text:span text:style-name="T3">h2</text:span><text:span text:style-name="T2">&gt;</text:span></text:p>
      <text:p text:style-name="P1"><text:span text:style-name="T4"><text:s text:c="8"/></text:span><text:span text:style-name="T2">&lt;</text:span><text:span text:style-name="T3">table</text:span><text:span text:style-name="T4"> </text:span><text:span text:style-name="T7">border</text:span><text:span text:style-name="T4">=</text:span><text:span text:style-name="T6">"1"</text:span><text:span text:style-name="T2">&gt;</text:span></text:p>
      <text:p text:style-name="P1"><text:span text:style-name="T4"><text:s text:c="10"/></text:span><text:span text:style-name="T2">&lt;</text:span><text:span text:style-name="T3">tr</text:span><text:span text:style-name="T2">&gt;</text:span></text:p>
      <text:p text:style-name="P1"><text:soft-page-break/><text:span text:style-name="T4"><text:s text:c="12"/></text:span><text:span text:style-name="T2">&lt;</text:span><text:span text:style-name="T3">th</text:span><text:span text:style-name="T2">&gt;</text:span><text:span text:style-name="T4">Primary Use Cases</text:span><text:span text:style-name="T2">&lt;/</text:span><text:span text:style-name="T3">th</text:span><text:span text:style-name="T2">&gt;</text:span></text:p>
      <text:p text:style-name="P1"><text:span text:style-name="T4"><text:s text:c="12"/></text:span><text:span text:style-name="T2">&lt;</text:span><text:span text:style-name="T3">th</text:span><text:span text:style-name="T2">&gt;</text:span><text:span text:style-name="T4">Key Features/Benefits</text:span><text:span text:style-name="T2">&lt;/</text:span><text:span text:style-name="T3">th</text:span><text:span text:style-name="T2">&gt;</text:span></text:p>
      <text:p text:style-name="P1"><text:span text:style-name="T4"><text:s text:c="10"/></text:span><text:span text:style-name="T2">&lt;/</text:span><text:span text:style-name="T3">tr</text:span><text:span text:style-name="T2">&gt;</text:span></text:p>
      <text:p text:style-name="P1"><text:span text:style-name="T4"><text:s text:c="10"/></text:span><text:span text:style-name="T2">&lt;</text:span><text:span text:style-name="T3">tr</text:span><text:span text:style-name="T2">&gt;</text:span></text:p>
      <text:p text:style-name="P1"><text:span text:style-name="T4"><text:s text:c="12"/></text:span><text:span text:style-name="T2">&lt;</text:span><text:span text:style-name="T3">td</text:span><text:span text:style-name="T2">&gt;</text:span><text:span text:style-name="T4">Adding interactivity and functionality to web pages</text:span><text:span text:style-name="T2">&lt;/</text:span><text:span text:style-name="T3">td</text:span><text:span text:style-name="T2">&gt;</text:span></text:p>
      <text:p text:style-name="P1"><text:span text:style-name="T4"><text:s text:c="12"/></text:span><text:span text:style-name="T2">&lt;</text:span><text:span text:style-name="T3">td</text:span><text:span text:style-name="T2">&gt;</text:span></text:p>
      <text:p text:style-name="P1"><text:span text:style-name="T4"><text:s text:c="14"/></text:span><text:span text:style-name="T2">&lt;</text:span><text:span text:style-name="T3">ul</text:span><text:span text:style-name="T2">&gt;</text:span></text:p>
      <text:p text:style-name="P1"><text:span text:style-name="T4"><text:s text:c="16"/></text:span><text:span text:style-name="T2">&lt;</text:span><text:span text:style-name="T3">li</text:span><text:span text:style-name="T2">&gt;</text:span><text:span text:style-name="T4">Can manipulate and modify web page content in real-time</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p>
      <text:p text:style-name="P1"><text:span text:style-name="T4"><text:s text:c="18"/>Offers a wide range of functionality through libraries and</text:span></text:p>
      <text:p text:style-name="P1"><text:span text:style-name="T4"><text:s text:c="18"/>frameworks</text:span></text:p>
      <text:p text:style-name="P1"><text:span text:style-name="T4"><text:s text:c="16"/></text:span><text:span text:style-name="T2">&lt;/</text:span><text:span text:style-name="T3">li</text:span><text:span text:style-name="T2">&gt;</text:span></text:p>
      <text:p text:style-name="P1"><text:span text:style-name="T4"><text:s text:c="16"/></text:span><text:span text:style-name="T2">&lt;</text:span><text:span text:style-name="T3">li</text:span><text:span text:style-name="T2">&gt;</text:span><text:span text:style-name="T4">Allows for server-side scripting with Node.js</text:span><text:span text:style-name="T2">&lt;/</text:span><text:span text:style-name="T3">li</text:span><text:span text:style-name="T2">&gt;</text:span></text:p>
      <text:p text:style-name="P1"><text:span text:style-name="T4"><text:s text:c="14"/></text:span><text:span text:style-name="T2">&lt;/</text:span><text:span text:style-name="T3">ul</text:span><text:span text:style-name="T2">&gt;</text:span></text:p>
      <text:p text:style-name="P1"><text:span text:style-name="T4"><text:s text:c="12"/></text:span><text:span text:style-name="T2">&lt;/</text:span><text:span text:style-name="T3">td</text:span><text:span text:style-name="T2">&gt;</text:span></text:p>
      <text:p text:style-name="P1"><text:span text:style-name="T4"><text:s text:c="10"/></text:span><text:span text:style-name="T2">&lt;/</text:span><text:span text:style-name="T3">tr</text:span><text:span text:style-name="T2">&gt;</text:span></text:p>
      <text:p text:style-name="P1"><text:span text:style-name="T4"><text:s text:c="8"/></text:span><text:span text:style-name="T2">&lt;/</text:span><text:span text:style-name="T3">table</text:span><text:span text:style-name="T2">&gt;</text:span></text:p>
      <text:p text:style-name="P1"><text:span text:style-name="T4"><text:s text:c="6"/></text:span><text:span text:style-name="T2">&lt;/</text:span><text:span text:style-name="T3">li</text:span><text:span text:style-name="T2">&gt;</text:span></text:p>
      <text:p text:style-name="P1"><text:span text:style-name="T4"><text:s text:c="4"/></text:span><text:span text:style-name="T2">&lt;/</text:span><text:span text:style-name="T3">ol</text:span><text:span text:style-name="T2">&gt;</text:span></text:p>
      <text:p text:style-name="P1"><text:span text:style-name="T4"><text:s text:c="2"/></text:span><text:span text:style-name="T2">&lt;/</text:span><text:span text:style-name="T3">body</text:span><text:span text:style-name="T2">&gt;</text:span></text:p>
      <text:p text:style-name="P1"><text:span text:style-name="T2">&lt;/</text:span><text:span text:style-name="T3">html</text:span><text:span text:style-name="T2">&gt;</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02" meta:word-count="1301" meta:character-count="12563" meta:non-whitespace-character-count="8931"/>
    <meta:generator>LibreOfficeDev/6.0.5.2$Linux_X86_64 LibreOffice_project/</meta:generator>
  </office:meta>
</office:document-meta>
</file>